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258cm"/>
    </style:style>
    <style:style style:name="co4" style:family="table-column">
      <style:table-column-properties fo:break-before="auto" style:column-width="1.789cm"/>
    </style:style>
    <style:style style:name="co5" style:family="table-column">
      <style:table-column-properties fo:break-before="auto" style:column-width="1.619cm"/>
    </style:style>
    <style:style style:name="co6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1.572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6"/>
    <style:style style:name="ce7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9"/>
    <style:style style:name="ce11" style:family="table-cell" style:parent-style-name="Default" style:data-style-name="N61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 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4"/>
        <table:table-column table:style-name="co8" table:default-cell-style-name="Default"/>
        <table:table-row table:style-name="ro1">
          <table:table-cell table:style-name="ce1" office:value-type="string" table:number-columns-spanned="10" table:number-rows-spanned="1">
            <text:p>A comparison of Fibonacci and Mersenne generators.</text:p>
          </table:table-cell>
          <table:covered-table-cell table:style-name="ce6"/>
          <table:covered-table-cell table:number-columns-repeated="4" table:style-name="ce2"/>
          <table:covered-table-cell table:number-columns-repeated="4" table:style-name="Default"/>
          <table:table-cell/>
        </table:table-row>
        <table:table-row table:style-name="ro2">
          <table:table-cell/>
          <table:table-cell table:style-name="ce6"/>
          <table:table-cell table:style-name="ce2"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Count</text:p>
          </table:table-cell>
          <table:table-cell table:style-name="ce6" office:value-type="float" office:value="1000000">
            <text:p>1.0E+06</text:p>
          </table:table-cell>
          <table:table-cell table:style-name="ce2"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table:style-name="ce2"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table:style-name="ce9" office:value-type="string">
            <text:p>Run 1</text:p>
          </table:table-cell>
          <table:table-cell table:style-name="ce9" office:value-type="string">
            <text:p>Run 2</text:p>
          </table:table-cell>
          <table:table-cell table:style-name="ce9" office:value-type="string">
            <text:p>Run 3</text:p>
          </table:table-cell>
          <table:table-cell table:style-name="ce9" office:value-type="string">
            <text:p>Run 4</text:p>
          </table:table-cell>
          <table:table-cell table:style-name="ce9" office:value-type="string">
            <text:p>#/Second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Time-OH</text:p>
          </table:table-cell>
          <table:table-cell table:style-name="ce12" office:value-type="string" table:number-columns-spanned="2" table:number-rows-spanned="1">
            <text:p>Performance</text:p>
          </table:table-cell>
          <table:covered-table-cell table:style-name="ce4"/>
        </table:table-row>
        <table:table-row table:style-name="ro2">
          <table:table-cell table:style-name="ce3" office:value-type="string">
            <text:p>Overhead</text:p>
          </table:table-cell>
          <table:table-cell/>
          <table:table-cell office:value-type="float" office:value="12.876">
            <text:p>12.876</text:p>
          </table:table-cell>
          <table:table-cell office:value-type="float" office:value="13.242">
            <text:p>13.242</text:p>
          </table:table-cell>
          <table:table-cell office:value-type="float" office:value="13.18">
            <text:p>13.180</text:p>
          </table:table-cell>
          <table:table-cell office:value-type="float" office:value="12.697">
            <text:p>12.697</text:p>
          </table:table-cell>
          <table:table-cell table:formula="of:=AVERAGE([.C6:.F6])*[.$B$3]" office:value-type="float" office:value="12998750">
            <text:p>1.30E+07</text:p>
          </table:table-cell>
          <table:table-cell table:formula="of:=1/[.G6]" office:value-type="float" office:value="0.0000000769304740840465">
            <text:p>7.69E-08</text:p>
          </table:table-cell>
          <table:table-cell table:style-name="ce2"/>
          <table:table-cell table:style-name="ce13"/>
          <table:table-cell/>
        </table:table-row>
        <table:table-row table:style-name="ro2">
          <table:table-cell table:style-name="ce3" office:value-type="string">
            <text:p>Mersenne</text:p>
          </table:table-cell>
          <table:table-cell office:value-type="string">
            <text:p>Builtin</text:p>
          </table:table-cell>
          <table:table-cell office:value-type="float" office:value="7.317">
            <text:p>7.317</text:p>
          </table:table-cell>
          <table:table-cell office:value-type="float" office:value="7.559">
            <text:p>7.559</text:p>
          </table:table-cell>
          <table:table-cell office:value-type="float" office:value="7.487">
            <text:p>7.487</text:p>
          </table:table-cell>
          <table:table-cell office:value-type="float" office:value="7.213">
            <text:p>7.213</text:p>
          </table:table-cell>
          <table:table-cell table:formula="of:=AVERAGE([.C7:.F7])*[.$B$3]" office:value-type="float" office:value="7394000">
            <text:p>7.39E+06</text:p>
          </table:table-cell>
          <table:table-cell table:formula="of:=1/[.G7]" office:value-type="float" office:value="0.000000135244793075467">
            <text:p>1.35E-07</text:p>
          </table:table-cell>
          <table:table-cell table:formula="of:=[.H7]-[.$H$6]" office:value-type="float" office:value="0.0000000583143189914201">
            <text:p>5.83E-08</text:p>
          </table:table-cell>
          <table:table-cell table:formula="of:=[.$I$7]/[.I7]" office:value-type="percentage" office:value="1">
            <text:p>100.00%</text:p>
          </table:table-cell>
          <table:table-cell table:style-name="ce14" table:formula="of:=[.$I$8]/[.I7]" office:value-type="percentage" office:value="57.0088123745863">
            <text:p>5700.88%</text:p>
          </table:table-cell>
        </table:table-row>
        <table:table-row table:style-name="ro2">
          <table:table-cell table:style-name="ce3" office:value-type="string">
            <text:p>Fibonacci</text:p>
          </table:table-cell>
          <table:table-cell table:style-name="ce7" office:value-type="string">
            <text:p>V1.1.1</text:p>
          </table:table-cell>
          <table:table-cell office:value-type="float" office:value="0.294">
            <text:p>0.294</text:p>
          </table:table-cell>
          <table:table-cell table:number-columns-repeated="3"/>
          <table:table-cell table:formula="of:=AVERAGE([.C8:.F8])*[.$B$3]" office:value-type="float" office:value="294000">
            <text:p>2.94E+05</text:p>
          </table:table-cell>
          <table:table-cell table:formula="of:=1/[.G8]" office:value-type="float" office:value="0.00000340136054421769">
            <text:p>3.40E-06</text:p>
          </table:table-cell>
          <table:table-cell table:formula="of:=[.H8]-[.$H$6]" office:value-type="float" office:value="0.00000332443007013364">
            <text:p>3.32E-06</text:p>
          </table:table-cell>
          <table:table-cell table:formula="of:=[.$I$7]/[.I8]" office:value-type="percentage" office:value="0.017541147733956">
            <text:p>1.75%</text:p>
          </table:table-cell>
          <table:table-cell table:style-name="ce14" table:formula="of:=[.$I$8]/[.I8]" office:value-type="percentage" office:value="1">
            <text:p>100.00%</text:p>
          </table:table-cell>
        </table:table-row>
        <table:table-row table:style-name="ro2">
          <table:table-cell/>
          <table:table-cell table:style-name="ce8" office:value-type="string">
            <text:p>V1.1.2</text:p>
          </table:table-cell>
          <table:table-cell/>
          <table:table-cell office:value-type="float" office:value="0.327">
            <text:p>0.327</text:p>
          </table:table-cell>
          <table:table-cell table:number-columns-repeated="2"/>
          <table:table-cell table:formula="of:=AVERAGE([.C9:.F9])*[.$B$3]" office:value-type="float" office:value="327000">
            <text:p>3.27E+05</text:p>
          </table:table-cell>
          <table:table-cell table:formula="of:=1/[.G9]" office:value-type="float" office:value="0.00000305810397553517">
            <text:p>3.06E-06</text:p>
          </table:table-cell>
          <table:table-cell table:formula="of:=[.H9]-[.$H$6]" office:value-type="float" office:value="0.00000298117350145112">
            <text:p>2.98E-06</text:p>
          </table:table-cell>
          <table:table-cell table:formula="of:=[.$I$7]/[.I9]" office:value-type="percentage" office:value="0.0195608605010862">
            <text:p>1.96%</text:p>
          </table:table-cell>
          <table:table-cell table:style-name="ce14" table:formula="of:=[.$I$8]/[.I9]" office:value-type="percentage" office:value="1.11514142619188">
            <text:p>111.51%</text:p>
          </table:table-cell>
        </table:table-row>
        <table:table-row table:style-name="ro2">
          <table:table-cell/>
          <table:table-cell table:style-name="ce8" office:value-type="string">
            <text:p>V1.1.3</text:p>
          </table:table-cell>
          <table:table-cell table:number-columns-repeated="2"/>
          <table:table-cell office:value-type="float" office:value="0.439">
            <text:p>0.439</text:p>
          </table:table-cell>
          <table:table-cell/>
          <table:table-cell table:formula="of:=AVERAGE([.C10:.F10])*[.$B$3]" office:value-type="float" office:value="439000">
            <text:p>4.39E+05</text:p>
          </table:table-cell>
          <table:table-cell table:formula="of:=1/[.G10]" office:value-type="float" office:value="0.00000227790432801822">
            <text:p>2.28E-06</text:p>
          </table:table-cell>
          <table:table-cell table:formula="of:=[.H10]-[.$H$6]" office:value-type="float" office:value="0.00000220097385393418">
            <text:p>2.20E-06</text:p>
          </table:table-cell>
          <table:table-cell table:formula="of:=[.$I$7]/[.I10]" office:value-type="percentage" office:value="0.0264947804296652">
            <text:p>2.65%</text:p>
          </table:table-cell>
          <table:table-cell table:style-name="ce14" table:formula="of:=[.$I$8]/[.I10]" office:value-type="percentage" office:value="1.51043596642065">
            <text:p>151.04%</text:p>
          </table:table-cell>
        </table:table-row>
        <table:table-row table:style-name="ro2">
          <table:table-cell/>
          <table:table-cell table:style-name="ce8" office:value-type="string">
            <text:p>V1.2.0</text:p>
          </table:table-cell>
          <table:table-cell table:number-columns-repeated="3"/>
          <table:table-cell office:value-type="float" office:value="4.345">
            <text:p>4.345</text:p>
          </table:table-cell>
          <table:table-cell table:formula="of:=AVERAGE([.C11:.F11])*[.$B$3]" office:value-type="float" office:value="4345000">
            <text:p>4.35E+06</text:p>
          </table:table-cell>
          <table:table-cell table:formula="of:=1/[.G11]" office:value-type="float" office:value="0.000000230149597238205">
            <text:p>2.30E-07</text:p>
          </table:table-cell>
          <table:table-cell table:formula="of:=[.H11]-[.$H$6]" office:value-type="float" office:value="0.000000153219123154158">
            <text:p>1.53E-07</text:p>
          </table:table-cell>
          <table:table-cell table:formula="of:=[.$I$7]/[.I11]" office:value-type="percentage" office:value="0.380594261283876">
            <text:p>38.06%</text:p>
          </table:table-cell>
          <table:table-cell table:style-name="ce14" table:formula="of:=[.$I$8]/[.I11]" office:value-type="percentage" office:value="21.6972268323767">
            <text:p>2169.72%</text:p>
          </table:table-cell>
        </table:table-row>
        <table:table-row table:style-name="ro2">
          <table:table-cell/>
          <table:table-cell table:style-name="ce2"/>
          <table:table-cell table:number-columns-repeated="8"/>
          <table:table-cell table:style-name="ce14"/>
        </table:table-row>
        <table:table-row table:style-name="ro2">
          <table:table-cell table:style-name="ce4" office:value-type="string">
            <text:p>Notes:</text:p>
          </table:table-cell>
          <table:table-cell/>
          <table:table-cell table:style-name="Default" table:number-columns-repeated="8"/>
          <table:table-cell/>
        </table:table-row>
        <table:table-row table:style-name="ro2">
          <table:table-cell table:style-name="ce5" office:value-type="string" table:number-columns-spanned="11" table:number-rows-spanned="1">
            <text:p>The Mersenne Twister is employed by the pseudo random number generator built into Ruby.</text:p>
          </table:table-cell>
          <table:covered-table-cell/>
          <table:covered-table-cell table:number-columns-repeated="8" table:style-name="Default"/>
          <table:covered-table-cell/>
        </table:table-row>
        <table:table-row table:style-name="ro2">
          <table:table-cell office:value-type="string" table:number-columns-spanned="11" table:number-rows-spanned="1">
            <text:p>V1.1.1 is the currently released fibonacci_rng gem.</text:p>
          </table:table-cell>
          <table:covered-table-cell/>
          <table:covered-table-cell table:number-columns-repeated="8" table:style-name="Default"/>
          <table:covered-table-cell/>
        </table:table-row>
        <table:table-row table:style-name="ro2">
          <table:table-cell office:value-type="string" table:number-columns-spanned="11" table:number-rows-spanned="1">
            <text:p>V1.1.2 is from the speed_up_one code branch.</text:p>
          </table:table-cell>
          <table:covered-table-cell/>
          <table:covered-table-cell table:number-columns-repeated="8" table:style-name="Default"/>
          <table:covered-table-cell/>
        </table:table-row>
        <table:table-row table:style-name="ro2">
          <table:table-cell office:value-type="string" table:number-columns-spanned="11" table:number-rows-spanned="1">
            <text:p>V1.1.3 is from the speed_up_two code branch.</text:p>
          </table:table-cell>
          <table:covered-table-cell/>
          <table:covered-table-cell table:number-columns-repeated="8" table:style-name="Default"/>
          <table:covered-table-cell/>
        </table:table-row>
        <table:table-row table:style-name="ro2">
          <table:table-cell>
            <draw:frame table:end-cell-address="'Performance Test'.K49" table:end-x="1.46cm" table:end-y="0.178cm" draw:z-index="0" draw:style-name="gr1" draw:text-style-name="P1" svg:width="16.628cm" svg:height="13.818cm" svg:x="0.097cm" svg:y="0.36cm">
              <draw:object draw:notify-on-update-of-ranges="'Performance Test'.B7:'Performance Test'.B11 'Performance Test'.I5:'Performance Test'.I5 'Performance Test'.I7:'Performance Test'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8"/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scientific-number number:decimal-places="1" number:min-integer-digits="1" number:min-exponent-digits="2"/>
    </number:number-style>
    <number:number-style style:name="N107">
      <number:scientific-number number:decimal-places="0" number:min-integer-digits="1" number:min-exponent-digits="2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2016-07-10</text:date>, <text:time>16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6-07-08T10:29:14.98</meta:creation-date>
    <dc:date>2016-07-10T16:09:22.78</dc:date>
    <dc:creator>Peter Camilleri</dc:creator>
    <meta:editing-duration>PT1H9M42S</meta:editing-duration>
    <meta:editing-cycles>20</meta:editing-cycles>
    <meta:generator>OpenOffice/4.1.2$Win32 OpenOffice.org_project/412m3$Build-9782</meta:generator>
    <dc:title>A comparison of Fibonacci and Mersenne generators.</dc:title>
    <meta:document-statistic meta:table-count="3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aximum="0.00001" chart:interval-minor-divisor="9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000080"/>
    </style:style>
    <style:style style:name="ch7" style:family="chart">
      <style:graphic-properties svg:stroke-color="#00dcff"/>
    </style:style>
    <style:style style:name="ch8" style:family="chart" style:data-style-name="N61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29cm" svg:height="13.819cm" xlink:href=".." xlink:type="simple" chart:class="chart:bar" chart:style-name="ch1">
        <chart:legend chart:legend-position="end" svg:x="14.525cm" svg:y="6.597cm" style:legend-expansion="high" chart:style-name="ch2"/>
        <chart:plot-area chart:style-name="ch3" table:cell-range-address="'Performance Test'.B7:'Performance Test'.B11 'Performance Test'.I5:'Performance Test'.I5 'Performance Test'.I7:'Performance Test'.I11" chart:data-source-has-labels="both" svg:x="0.782cm" svg:y="1.239cm" svg:width="13.079cm" svg:height="11.884cm">
          <chartooo:coordinate-region svg:x="2.409cm" svg:y="1.451cm" svg:width="11.452cm" svg:height="10.999cm"/>
          <chart:axis chart:dimension="x" chart:name="primary-x" chart:style-name="ch4" chartooo:axis-type="auto">
            <chartooo:date-scale/>
            <chart:categories table:cell-range-address="'Performance Test'.B7:'Performance Test'.B1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Performance Test'.I7:'Performance Test'.I11" chart:label-cell-address="'Performance Test'.I5:'Performance Test'.I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OH</text:p>
                <draw:g>
                  <svg:desc>'Performance Test'.I5:'Performance Test'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iltin</text:p>
                <draw:g>
                  <svg:desc>'Performance Test'.B7:'Performance Test'.B11</svg:desc>
                </draw:g>
              </table:table-cell>
              <table:table-cell office:value-type="float" office:value="0.0000000583143189914201">
                <text:p>0.0000000583143189914201</text:p>
                <draw:g>
                  <svg:desc>'Performance Test'.I7:'Performance Test'.I11</svg:desc>
                </draw:g>
              </table:table-cell>
            </table:table-row>
            <table:table-row>
              <table:table-cell office:value-type="string">
                <text:p>V1.1.1</text:p>
              </table:table-cell>
              <table:table-cell office:value-type="float" office:value="0.00000332443007013364">
                <text:p>0.00000332443007013364</text:p>
              </table:table-cell>
            </table:table-row>
            <table:table-row>
              <table:table-cell office:value-type="string">
                <text:p>V1.1.2</text:p>
              </table:table-cell>
              <table:table-cell office:value-type="float" office:value="0.00000298117350145112">
                <text:p>0.00000298117350145112</text:p>
              </table:table-cell>
            </table:table-row>
            <table:table-row>
              <table:table-cell office:value-type="string">
                <text:p>V1.1.3</text:p>
              </table:table-cell>
              <table:table-cell office:value-type="float" office:value="0.00000220097385393418">
                <text:p>0.00000220097385393418</text:p>
              </table:table-cell>
            </table:table-row>
            <table:table-row>
              <table:table-cell office:value-type="string">
                <text:p>V1.2.0</text:p>
              </table:table-cell>
              <table:table-cell office:value-type="float" office:value="0.000000153219123154158">
                <text:p>0.000000153219123154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